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fo:color="#ff950e" officeooo:rsid="0025809f" officeooo:paragraph-rsid="0025809f"/>
    </style:style>
    <style:style style:name="P5" style:family="paragraph" style:parent-style-name="Standard">
      <style:text-properties fo:color="#000000" fo:font-weight="bold" officeooo:rsid="000fdd61" officeooo:paragraph-rsid="000fdd61" fo:background-color="#b4c7dc" style:font-weight-asian="bold" style:font-weight-complex="bold"/>
    </style:style>
    <style:style style:name="P6" style:family="paragraph" style:parent-style-name="Standard">
      <style:text-properties fo:color="#000000" fo:font-weight="bold" officeooo:rsid="0037ea9f" officeooo:paragraph-rsid="0037ea9f" fo:background-color="transparent" style:font-weight-asian="bold" style:font-weight-complex="bold"/>
    </style:style>
    <style:style style:name="P7" style:family="paragraph" style:parent-style-name="Standard">
      <style:text-properties fo:color="#000000" fo:font-weight="normal" officeooo:rsid="0037ea9f" officeooo:paragraph-rsid="0037ea9f" fo:background-color="transparent" style:font-weight-asian="normal" style:font-weight-complex="normal"/>
    </style:style>
    <style:style style:name="P8" style:family="paragraph" style:parent-style-name="Standard">
      <style:text-properties officeooo:paragraph-rsid="002fc36c"/>
    </style:style>
    <style:style style:name="P9" style:family="paragraph" style:parent-style-name="Standard" style:list-style-name="L1"/>
    <style:style style:name="P10" style:family="paragraph" style:parent-style-name="Standard" style:list-style-name="L1">
      <style:text-properties officeooo:paragraph-rsid="001b9cba"/>
    </style:style>
    <style:style style:name="P11" style:family="paragraph" style:parent-style-name="Standard" style:list-style-name="L1">
      <style:text-properties fo:color="#00a933"/>
    </style:style>
    <style:style style:name="P12" style:family="paragraph" style:parent-style-name="Standard" style:list-style-name="L2">
      <style:text-properties fo:color="#000000" fo:font-weight="bold" officeooo:rsid="000fdd61" officeooo:paragraph-rsid="000fdd61" fo:background-color="#b4c7dc" style:font-weight-asian="bold" style:font-weight-complex="bold"/>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673ff"/>
    </style:style>
    <style:style style:name="T11" style:family="text">
      <style:text-properties fo:color="#0673ff" style:text-underline-style="solid" style:text-underline-width="auto" style:text-underline-color="font-color"/>
    </style:style>
    <style:style style:name="T12" style:family="text">
      <style:text-properties fo:color="#0673ff" style:text-underline-style="solid" style:text-underline-width="auto" style:text-underline-color="font-color" fo:font-weight="normal" style:font-weight-asian="normal" style:font-weight-complex="normal"/>
    </style:style>
    <style:style style:name="T13" style:family="text">
      <style:text-properties fo:color="#0673ff" style:text-underline-style="solid" style:text-underline-width="auto" style:text-underline-color="font-color" fo:font-weight="normal" officeooo:rsid="002fc8cb" style:font-weight-asian="normal" style:font-weight-complex="normal"/>
    </style:style>
    <style:style style:name="T14" style:family="text">
      <style:text-properties fo:color="#0673ff" style:text-underline-style="solid" style:text-underline-width="auto" style:text-underline-color="font-color" fo:font-weight="bold" style:font-weight-asian="bold" style:font-weight-complex="bold"/>
    </style:style>
    <style:style style:name="T15" style:family="text">
      <style:text-properties fo:color="#0673ff" style:text-underline-style="solid" style:text-underline-width="auto" style:text-underline-color="font-color" officeooo:rsid="003475c8"/>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fe314"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officeooo:rsid="002fe314"/>
    </style:style>
    <style:style style:name="T24" style:family="text">
      <style:text-properties fo:color="#ff860d"/>
    </style:style>
    <style:style style:name="T25" style:family="text">
      <style:text-properties fo:color="#ff860d" fo:background-color="transparent" loext:char-shading-value="0"/>
    </style:style>
    <style:style style:name="T26" style:family="text">
      <style:text-properties fo:color="#ff860d" style:text-underline-style="none"/>
    </style:style>
    <style:style style:name="T27" style:family="text">
      <style:text-properties fo:font-size="12pt" fo:language="it" fo:country="IT" style:text-underline-style="none" fo:font-weight="bold" officeooo:rsid="0002636c" style:font-size-asian="12pt" style:font-weight-asian="bold" style:language-complex="hi" style:country-complex="IN" style:font-weight-complex="bold"/>
    </style:style>
    <style:style style:name="T28" style:family="text">
      <style:text-properties fo:font-size="12pt" fo:language="it" fo:country="IT" style:text-underline-style="none" fo:font-weight="bold" officeooo:rsid="0003740b" style:font-size-asian="12pt" style:font-weight-asian="bold" style:language-complex="hi" style:country-complex="IN" style:font-weight-complex="bold"/>
    </style:style>
    <style:style style:name="T29" style:family="text">
      <style:text-properties fo:font-size="12pt" fo:language="it" fo:country="IT" style:text-underline-style="none" fo:font-weight="normal" officeooo:rsid="0002636c" style:font-size-asian="12pt" style:font-weight-asian="normal" style:language-complex="hi" style:country-complex="IN" style:font-weight-complex="normal"/>
    </style:style>
    <style:style style:name="T30" style:family="text">
      <style:text-properties fo:font-size="12pt" fo:language="it" fo:country="IT" style:text-underline-style="none" officeooo:rsid="0002636c" style:font-size-asian="12pt" style:language-complex="hi" style:country-complex="IN"/>
    </style:style>
    <style:style style:name="T31" style:family="text">
      <style:text-properties fo:font-size="12pt" fo:language="it" fo:country="IT" fo:font-weight="bold" officeooo:rsid="0002636c" style:font-size-asian="12pt" style:font-weight-asian="bold" style:language-complex="hi" style:country-complex="IN" style:font-weight-complex="bold"/>
    </style:style>
    <style:style style:name="T32" style:family="text">
      <style:text-properties fo:font-size="12pt" fo:language="it" fo:country="IT" fo:font-weight="bold" officeooo:rsid="0003740b" style:font-size-asian="12pt" style:font-weight-asian="bold" style:language-complex="hi" style:country-complex="IN" style:font-weight-complex="bold"/>
    </style:style>
    <style:style style:name="T33" style:family="text">
      <style:text-properties fo:font-size="12pt" fo:language="it" fo:country="IT" fo:font-weight="normal" officeooo:rsid="0002636c" style:font-size-asian="12pt" style:font-weight-asian="normal" style:language-complex="hi" style:country-complex="IN" style:font-weight-complex="normal"/>
    </style:style>
    <style:style style:name="T34" style:family="text">
      <style:text-properties fo:font-weight="normal" style:font-weight-asian="normal" style:font-weight-complex="normal"/>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0">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4"><text:span text:style-name="T25">Arancione</text:span> <text:span text:style-name="T16">= operazione</text:span></text:p>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13"><text:span text:style-name="T35">utente</text:span></text:p></office:annotation><text:span text:style-name="T1">utenti</text:span><office:annotation-end office:name="__Annotation__406_3229985513"/> di <text:span text:style-name="T12">inserire</text:span><text:span text:style-name="T1"> annunci</text:span> per la vendita di materiale usato, di <text:span text:style-name="T11">scambiare messaggi</text:span> tra di loro (in <text:span text:style-name="T22">maniera privata</text:span>) per accordarsi sulla vendita/consegna dell’<text:span text:style-name="T1">oggetto</text:span>, o di <text:span text:style-name="T12">inserire</text:span><text:span text:style-name="T14"> </text:span><text:span text:style-name="T13">commenti</text:span> (in <text:span text:style-name="T22">maniera pubblica</text:span>) sull’<office:annotation office:name="__Annotation__260_4162159377"><dc:creator>Autore sconosciuto</dc:creator><dc:date>2020-11-22T11:11:37.556090365</dc:date><text:p text:style-name="P14"><text:span text:style-name="T35">annuncio</text:span></text:p></office:annotation><text:span text:style-name="T1">oggetto</text:span><office:annotation-end office:name="__Annotation__260_4162159377"/>. </text:p>
      <text:p text:style-name="Standard"/>
      <text:p text:style-name="Standard">Un <text:span text:style-name="T9">utente</text:span> si <text:span text:style-name="T25">registra</text:span> scegliendo un <text:span text:style-name="T3">username univoco</text:span>, <text:span text:style-name="T24">inserendo</text:span> tutte le sue <text:span text:style-name="T17">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14"><text:span text:style-name="T35">Regola di vincolo o reificazione</text:span></text:p></office:annotation><text:span text:style-name="T7">uno</text:span> come mezzo di comunicazione preferito<office:annotation-end office:name="__Annotation__364_4162159377"/>, ed <text:span text:style-name="T24">inserendo</text:span> i <text:span text:style-name="T4">dati relativi alla sua carta di credito</text:span>. I dati della carta di credito <text:span text:style-name="T7">non sono obbligatori</text:span>.</text:p>
      <text:p text:style-name="Standard"/>
      <text:p text:style-name="P8"><text:span text:style-name="T29">Gli</text:span><text:span text:style-name="T27"> </text:span><text:span text:style-name="T28">amministratori</text:span><text:span text:style-name="T19"> </text:span><text:span text:style-name="T8">possono</text:span><text:span text:style-name="T19"> </text:span><office:annotation office:name="__Annotation__385_245370809"><dc:creator>Autore sconosciuto</dc:creator><dc:date>2020-11-28T10:35:15.491114747</dc:date><text:p text:style-name="P14"><text:span text:style-name="T35">operazione</text:span></text:p></office:annotation><text:span text:style-name="T26">creare</text:span><office:annotation-end office:name="__Annotation__385_245370809"/><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 e <text:span text:style-name="T24">scrive</text:span> una <text:span text:style-name="T4">descrizione dell’oggetto</text:span>. <text:span text:style-name="T7">Eventualmente</text:span>, può decidere di <text:span text:style-name="T24">caricare</text:span> una <text:span text:style-name="T4">foto dell’oggetto</text:span>. <text:span text:style-name="T19">Per </text:span><text:span text:style-name="T11">creare</text:span><text:span text:style-name="T19"> un </text:span><text:span text:style-name="T20">annuncio</text:span><text:span text:style-name="T19">, un </text:span><text:span text:style-name="T20">utente</text:span><text:span text:style-name="T19"> deve </text:span><text:span text:style-name="T8">necessariamente</text:span><text:span text:style-name="T19"> aver inserito i </text:span><text:span text:style-name="T6">dati della sua carta di credito</text:span>. Quando un <text:span text:style-name="T20">oggetto</text:span><text:span text:style-name="T19"> inserito in bacheca è stato venduto, l’</text:span><text:span text:style-name="T20">utente</text:span> lo <office:annotation office:name="__Annotation__262_4162159377"><dc:creator>Autore sconosciuto</dc:creator><dc:date>2020-11-22T11:16:39.928176976</dc:date><text:p text:style-name="P14"><text:span text:style-name="T35">Regola di vincolo: non deve essere visualizzato nella bacheca pubblica</text:span></text:p></office:annotation><text:span text:style-name="T16">indica </text:span><text:span text:style-name="T18">come tale</text:span><office:annotation-end office:name="__Annotation__262_4162159377"/> e <office:annotation office:name="__Annotation__261_4162159377"><dc:creator>Autore sconosciuto</dc:creator><dc:date>2020-11-22T11:14:46.483207230</dc:date><text:p text:style-name="P14"><text:span text:style-name="T35">Regola di vincolo: un annuncio venduto non deve essere più visualizzato</text:span></text:p></office:annotation>questo non viene più visualizzato nella bacheca pubblica<office:annotation-end office:name="__Annotation__261_4162159377"/>. </text:p>
      <text:p text:style-name="Standard"/>
      <text:p text:style-name="Standard">Un <text:span text:style-name="T1">utente</text:span>, una volta <text:span text:style-name="T24">letto e scelto</text:span> un annuncio, <text:span text:style-name="T7">può</text:span> decidere di <text:span text:style-name="T11">inserire</text:span> un <text:span text:style-name="T34">commento pubblico</text:span> o di <text:span text:style-name="T11">inviare</text:span> un <text:span text:style-name="T1">messaggio privato</text:span> all’utente che ha inserito l’<text:span text:style-name="T1">annuncio</text:span>. Similmente, un utente può “<text:span text:style-name="T11">seguire</text:span>” uno degli <text:span text:style-name="T1">annunci</text:span>, <office:annotation office:name="__Annotation__273_4162159377"><dc:creator>Autore sconosciuto</dc:creator><dc:date>2020-11-22T11:28:21.714626255</dc:date><text:p text:style-name="P14"><text:span text:style-name="T35">Regola di vincolo: ogni utente deve essere informato</text:span></text:p></office:annotation>venendo così <text:span text:style-name="T11">informato</text:span> ogni volta che su questo viene effettuata una modifica<office:annotation-end office:name="__Annotation__273_4162159377"/> (ad esempio, viene inserita una nuova <text:span text:style-name="T4">nota</text:span>).</text:p>
      <text:p text:style-name="Standard"/>
      <text:p text:style-name="Standard">In generale, un <text:span text:style-name="T1">utente</text:span> <text:span text:style-name="T7">può</text:span>:</text:p>
      <text:list xml:id="list2772778711" text:style-name="L1">
        <text:list-item>
          <text:p text:style-name="P10"><text:span text:style-name="T26">Inserire/rimuovere</text:span> nuovi <text:span text:style-name="T1">annunci</text:span></text:p>
        </text:list-item>
        <text:list-item>
          <text:p text:style-name="P10"><text:span text:style-name="T11">Modificare</text:span> le sue <text:span text:style-name="T17">informazioni anagrafiche</text:span></text:p>
        </text:list-item>
        <text:list-item>
          <text:p text:style-name="P9"><text:span text:style-name="T11">Seguire</text:span> <text:span text:style-name="T1">annunci</text:span></text:p>
        </text:list-item>
        <text:list-item>
          <text:p text:style-name="P9"><text:span text:style-name="T15">Vedere</text:span> gli <text:span text:style-name="T1">annunci</text:span> che sta seguendo, visualizzando un’indicazione legata al fatto se uno degli annunci che sta seguendo è stato modificato (un oggetto segnato come venduto o rimosso compare comunque nell’elenco degli annunci seguiti dagli utenti, portando l’indicazione del suo <office:annotation office:name="__Annotation__341_245370809"><dc:creator>Autore sconosciuto</dc:creator><dc:date>2020-11-28T10:13:11.126098774</dc:date><text:p text:style-name="P14"><text:span text:style-name="T35">Accedo in lettura a disponibile o a venduto per vedere lo stato</text:span></text:p></office:annotation><text:span text:style-name="T16">stato</text:span><office:annotation-end office:name="__Annotation__341_245370809"/>)</text:p>
        </text:list-item>
        <text:list-item>
          <text:p text:style-name="P9"><text:span text:style-name="T11">Inviare</text:span> <office:annotation office:name="__Annotation__299_4162159377"><dc:creator>Autore sconosciuto</dc:creator><dc:date>2020-11-22T11:48:40.531071687</dc:date><text:p text:style-name="P14"><text:span text:style-name="T36">Part of conversazione</text:span></text:p><text:p text:style-name="P14"><text:span text:style-name="T36">Con attributo data</text:span></text:p></office:annotation><text:span text:style-name="T1">messaggi</text:span><office:annotation-end office:name="__Annotation__299_4162159377"/> agli altri <text:span text:style-name="T1">utenti</text:span> e mostrare lo <text:span text:style-name="T5">storico delle sue conversazioni</text:span>, anche con la <text:span text:style-name="T7">possibilità</text:span> di <text:span text:style-name="T10">rispondere </text:span><text:span text:style-name="T16">ad una</text:span><text:span text:style-name="T10"> <text:s/></text:span><text:span text:style-name="T17">conversazione</text:span><text:span text:style-name="T16"> specifica</text:span></text:p>
        </text:list-item>
        <text:list-item>
          <text:p text:style-name="P9"><text:span text:style-name="T11">Inserire commenti</text:span> agli <text:span text:style-name="T1">annunci</text:span> ancora <text:span text:style-name="T4">attivi</text:span></text:p>
          <text:p text:style-name="P11"/>
        </text:list-item>
      </text:list>
      <text:p text:style-name="P8"><text:span text:style-name="T33">Gli</text:span><text:span text:style-name="T31"> </text:span><text:span text:style-name="T32">amministratori</text:span> prendono una percentuale su ciascun oggetto indicato come venduto. Per questo motivo, essi <text:span text:style-name="T7">possono</text:span> <office:annotation office:name="__Annotation__386_245370809"><dc:creator>Autore sconosciuto</dc:creator><dc:date>2020-11-28T10:35:31.425037290</dc:date><text:p text:style-name="P14"><text:span text:style-name="T35">operazione</text:span></text:p></office:annotation><text:span text:style-name="T11">generare</text:span><office:annotation-end office:name="__Annotation__386_245370809"/> un <text:span text:style-name="T1">report</text:span> indicante per ciascun <text:span text:style-name="T1">utente</text:span> quanti <office:annotation office:name="__Annotation__331_4162159377"><dc:creator>Autore sconosciuto</dc:creator><dc:date>2020-11-22T12:28:01.526887166</dc:date><text:p text:style-name="P14"><text:span text:style-name="T35">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14"><text:span text:style-name="T35">Regola di vincolo:</text:span></text:p><text:p text:style-name="P14"><text:span text:style-name="T35">Se la percentuale non è stata riscossa, il sistema deve calcolare una percentuale pari al 3%</text:span></text:p></office:annotation>calcola un percentuale</text:p>
      <text:p text:style-name="Standard">pari al 3%<office:annotation-end office:name="__Annotation__859_733551818"/> della <office:annotation office:name="__Annotation__362_245370809"><dc:creator>Autore sconosciuto</dc:creator><dc:date>2020-11-28T10:32:19.826571604</dc:date><text:p text:style-name="P14"><text:span text:style-name="T35">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list xml:id="list2393719828" text:style-name="L2">
        <text:list-header>
          <text:p text:style-name="P12"/>
        </text:list-header>
        <text:list-item>
          <text:p text:style-name="P12"><text:soft-page-break/>Durante la disambiguazione della specifica ho inserito una chiave univoca per gli annunci</text:p>
        </text:list-item>
        <text:list-item>
          <text:p text:style-name="P12">Regola di vincolo : almeno un gestore del servizio deve aver creato una categoria</text:p>
        </text:list-item>
      </text:list>
      <text:p text:style-name="P5"/>
      <text:p text:style-name="P5"/>
      <text:p text:style-name="P5"/>
      <text:p text:style-name="P6">Categoria</text:p>
      <text:p text:style-name="P7"><text:span text:style-name="T30">Gli</text:span><text:span text:style-name="T27"> </text:span><text:span text:style-name="T28">amministratori</text:span><text:span text:style-name="T19"> </text:span><text:span text:style-name="T8">possono</text:span><text:span text:style-name="T19"> </text:span><text:span text:style-name="T26">creare</text:span><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text:p>
      <text:p text:style-name="P6"/>
      <text:p text:style-name="P6">Messaggio</text:p>
      <text:p text:style-name="P7"><text:span text:style-name="T1">Un utente può </text:span><text:span text:style-name="T14">inviare</text:span><text:span text:style-name="T1"> un messaggio privat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2-17T00:59:56.573321778</dc:date>
    <meta:editing-duration>PT14H10M14S</meta:editing-duration>
    <meta:editing-cycles>23</meta:editing-cycles>
    <meta:generator>LibreOffice/6.1.5.2$Linux_X86_64 LibreOffice_project/10$Build-2</meta:generator>
    <meta:document-statistic meta:table-count="0" meta:image-count="0" meta:object-count="0" meta:page-count="2" meta:paragraph-count="29" meta:word-count="483" meta:character-count="3215" meta:non-whitespace-character-count="2765"/>
  </office:meta>
</office:document-meta>
</file>